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onymous Pro" svg:font-family="'Anonymous Pro'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34cm"/>
    </style:style>
    <style:style style:name="co2" style:family="table-column">
      <style:table-column-properties fo:break-before="auto" style:column-width="7.899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5.911cm"/>
    </style:style>
    <style:style style:name="co5" style:family="table-column">
      <style:table-column-properties fo:break-before="auto" style:column-width="9.834cm"/>
    </style:style>
    <style:style style:name="co6" style:family="table-column">
      <style:table-column-properties fo:break-before="auto" style:column-width="10.841cm"/>
    </style:style>
    <style:style style:name="co7" style:family="table-column">
      <style:table-column-properties fo:break-before="auto" style:column-width="11.33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1.707cm" fo:break-before="auto" style:use-optimal-row-height="true"/>
    </style:style>
    <style:style style:name="ro5" style:family="table-row">
      <style:table-row-properties style:row-height="0.937cm" fo:break-before="auto" style:use-optimal-row-height="true"/>
    </style:style>
    <style:style style:name="ro6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onymous Pro" fo:font-size="12pt"/>
    </style:style>
    <style:style style:name="ce2" style:family="table-cell" style:parent-style-name="Default">
      <style:table-cell-properties fo:wrap-option="wrap"/>
      <style:text-properties style:font-name="Anonymous Pro" fo:font-size="12pt"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wrap-option="wrap"/>
      <style:text-properties style:font-name="Arial" style:font-name-asian="Arial Unicode MS" style:font-name-complex="Arial Unicode MS" fo:hyphenate="tru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>
            <text:p>Variable</text:p>
          </table:table-cell>
          <table:table-cell office:value-type="string">
            <text:p>Defaults to</text:p>
          </table:table-cell>
          <table:table-cell office:value-type="string">
            <text:p>Possible/Sample values</text:p>
          </table:table-cell>
          <table:table-cell office:value-type="string">
            <text:p>Used in instl commands</text:p>
          </table:table-cell>
          <table:table-cell office:value-type="string">
            <text:p>Related variables</text:p>
          </table:table-cell>
          <table:table-cell office:value-type="string">
            <text:p>Purpose</text:p>
          </table:table-cell>
          <table:table-cell office:value-type="string">
            <text:p>Remarks</text:p>
          </table:table-cell>
        </table:table-row>
        <table:table-row table:style-name="ro2">
          <table:table-cell office:value-type="string">
            <text:p>TARGET_OS</text:p>
          </table:table-cell>
          <table:table-cell office:value-type="string">
            <text:p>__CURRENT_OS__</text:p>
          </table:table-cell>
          <table:table-cell office:value-type="string">
            <text:p>Mac|Win</text:p>
          </table:table-cell>
          <table:table-cell office:value-type="string">
            <text:p>Most</text:p>
          </table:table-cell>
          <table:table-cell office:value-type="string">
            <text:p>TARGET_OS_NAMES</text:p>
          </table:table-cell>
          <table:table-cell office:value-type="string">
            <text:p>The operating system on which the files will be installed. Used to decide on install location, tools used during copy. </text:p>
          </table:table-cell>
          <table:table-cell office:value-type="string">
            <text:p>Might not be the same as CURRENT_OS when syncing for off-line install</text:p>
          </table:table-cell>
        </table:table-row>
        <table:table-row table:style-name="ro3">
          <table:table-cell office:value-type="string">
            <text:p>TARGET_OS_NAMES</text:p>
          </table:table-cell>
          <table:table-cell office:value-type="string">
            <text:p>__CURRENT_OS_NAMES__</text:p>
          </table:table-cell>
          <table:table-cell office:value-type="string">
            <text:p>Mac|Win,Win32|Win, Win64</text:p>
          </table:table-cell>
          <table:table-cell office:value-type="string">
            <text:p>Could be used in index.yaml to specify different files for 32 &amp; 64 bit Windows.</text:p>
          </table:table-cell>
          <table:table-cell office:value-type="string">
            <text:p>TARGET_OS</text:p>
          </table:table-cell>
          <table:table-cell office:value-type="string">
            <text:p>List of alternative names to the operating system on which the files will be installed, first item always identical to TARGET_OS. Used to find-tune install locations.</text:p>
          </table:table-cell>
          <table:table-cell office:value-type="string">
            <text:p>On Windows the second could be Win32 or Win64. On Mac the list has one item 'Mac'.</text:p>
          </table:table-cell>
        </table:table-row>
        <table:table-row table:style-name="ro2">
          <table:table-cell office:value-type="string">
            <text:p>__CURRENT_OS__</text:p>
          </table:table-cell>
          <table:table-cell table:style-name="ce3" office:value-type="string">
            <text:p>Mac|Win</text:p>
          </table:table-cell>
          <table:table-cell office:value-type="string">
            <text:p>Mac|Win</text:p>
          </table:table-cell>
          <table:table-cell office:value-type="string">
            <text:p>Copy, up2s3</text:p>
          </table:table-cell>
          <table:table-cell office:value-type="string">
            <text:p>__CURRENT_OS_NAMES__</text:p>
          </table:table-cell>
          <table:table-cell office:value-type="string">
            <text:p>The operating system instl is currently running on. Used to decide on operations relevant only to the specific OS.</text:p>
          </table:table-cell>
          <table:table-cell/>
        </table:table-row>
        <table:table-row table:style-name="ro3">
          <table:table-cell office:value-type="string">
            <text:p>__CURRENT_OS_NAMES__</text:p>
          </table:table-cell>
          <table:table-cell table:style-name="ce3" office:value-type="string">
            <text:p>Mac|Win,Win32|Win, Win64</text:p>
          </table:table-cell>
          <table:table-cell office:value-type="string">
            <text:p>Mac|Win,Win32|Win, Win64</text:p>
          </table:table-cell>
          <table:table-cell office:value-type="string">
            <text:p>Copy, up2s3</text:p>
          </table:table-cell>
          <table:table-cell office:value-type="string">
            <text:p>__CURRENT_OS__</text:p>
          </table:table-cell>
          <table:table-cell office:value-type="string">
            <text:p>List of alternative names to the operating system instl is currently running on, first is always identical to __CURRENT_OS___OS. Used to find-tune tool selection.</text:p>
          </table:table-cell>
          <table:table-cell office:value-type="string">
            <text:p>On Windows the second could be Win32 or Win64. On Mac the list has one item 'Mac'.</text:p>
          </table:table-cell>
        </table:table-row>
        <table:table-row table:style-name="ro1">
          <table:table-cell office:value-type="string">
            <text:p>__CURRENT_OS_SECOND_NAME__</text:p>
          </table:table-cell>
          <table:table-cell table:style-name="ce3"/>
          <table:table-cell table:number-columns-repeated="5"/>
        </table:table-row>
        <table:table-row table:style-name="ro4">
          <table:table-cell office:value-type="string">
            <text:p>DL_INSTRUCTIONS_TYPE</text:p>
          </table:table-cell>
          <table:table-cell office:value-type="string">
            <text:p>one_by_one</text:p>
          </table:table-cell>
          <table:table-cell office:value-type="string">
            <text:p>one_by_one|config_file</text:p>
          </table:table-cell>
          <table:table-cell office:value-type="string">
            <text:p>sync</text:p>
          </table:table-cell>
          <table:table-cell/>
          <table:table-cell office:value-type="string">
            <text:p>Decide how to create batch commands for downloading files. one_by_one will create a command for each file. config_file will create a file containing all URLs and call the download giving the fiel as an option. </text:p>
          </table:table-cell>
          <table:table-cell/>
        </table:table-row>
        <table:table-row table:style-name="ro5">
          <table:table-cell office:value-type="string">
            <text:p>DOWNLOAD_TOOL_PATH</text:p>
          </table:table-cell>
          <table:table-cell office:value-type="string">
            <text:p>Must be supplied in yaml</text:p>
          </table:table-cell>
          <table:table-cell office:value-type="string">
            <text:p>wget|curl</text:p>
          </table:table-cell>
          <table:table-cell office:value-type="string">
            <text:p>sync</text:p>
          </table:table-cell>
          <table:table-cell office:value-type="string">
            <text:p>DL_INSTRUCTIONS_TYPE, __RESOLVED_DOWNLOAD_TOOL_PATH__, REPO_TYPE</text:p>
          </table:table-cell>
          <table:table-cell office:value-type="string">
            <text:p>Full or partial path to the tool used to download files. </text:p>
          </table:table-cell>
          <table:table-cell office:value-type="string">
            <text:p>Relevant only if REPO_TYPE is URL.</text:p>
          </table:table-cell>
        </table:table-row>
        <table:table-row table:style-name="ro2">
          <table:table-cell office:value-type="string">
            <text:p>__RESOLVED_DOWNLOAD_TOOL_PATH__</text:p>
          </table:table-cell>
          <table:table-cell office:value-type="string">
            <text:p>DOWNLOAD_TOOL_PATH</text:p>
          </table:table-cell>
          <table:table-cell/>
          <table:table-cell office:value-type="string">
            <text:p>sync</text:p>
          </table:table-cell>
          <table:table-cell table:style-name="ce1" office:value-type="string">
            <text:p>DOWNLOAD_TOOL_PATH</text:p>
          </table:table-cell>
          <table:table-cell table:style-name="ce4" office:value-type="string">
            <text:p>Full or path to the tool used to download files. <text:s/>If not found on disk defaults to DOWNLOAD_TOOL_PATH.</text:p>
          </table:table-cell>
          <table:table-cell/>
        </table:table-row>
        <table:table-row table:style-name="ro2">
          <table:table-cell office:value-type="string">
            <text:p>REPO_TYPE</text:p>
          </table:table-cell>
          <table:table-cell/>
          <table:table-cell office:value-type="string">
            <text:p>URL|SVN</text:p>
          </table:table-cell>
          <table:table-cell office:value-type="string">
            <text:p>sync</text:p>
          </table:table-cell>
          <table:table-cell table:style-name="ce1" office:value-type="string">
            <text:p>DOWNLOAD_TOOL_PATH</text:p>
          </table:table-cell>
          <table:table-cell office:value-type="string">
            <text:p>How to create sync instructions: URL means using http protocol, SVN means using SVN commands.</text:p>
          </table:table-cell>
          <table:table-cell/>
        </table:table-row>
        <table:table-row table:style-name="ro1">
          <table:table-cell office:value-type="string">
            <text:p>__INSTL_VERSION__</text:p>
          </table:table-cell>
          <table:table-cell office:value-type="string">
            <text:p>Current version on instl</text:p>
          </table:table-cell>
          <table:table-cell office:value-type="string">
            <text:p>0.7.8</text:p>
          </table:table-cell>
          <table:table-cell office:value-type="string">
            <text:p>version</text:p>
          </table:table-cell>
          <table:table-cell/>
          <table:table-cell office:value-type="string">
            <text:p>List of three number specifying current version of instl</text:p>
          </table:table-cell>
          <table:table-cell office:value-type="string">
            <text:p>Format: major.minor.revision</text:p>
          </table:table-cell>
        </table:table-row>
        <table:table-row table:style-name="ro1">
          <table:table-cell office:value-type="string">
            <text:p>AWS_ACCESS_KEY_ID</text:p>
          </table:table-cell>
          <table:table-cell office:value-type="string">
            <text:p>Must be supplied in config yaml</text:p>
          </table:table-cell>
          <table:table-cell/>
          <table:table-cell office:value-type="string">
            <text:p>up_repo_rev, up2s3</text:p>
          </table:table-cell>
          <table:table-cell/>
          <table:table-cell office:value-type="string">
            <text:p>For up2s3 this could also be part of the aws environment.</text:p>
          </table:table-cell>
          <table:table-cell/>
        </table:table-row>
        <table:table-row table:style-name="ro1">
          <table:table-cell office:value-type="string">
            <text:p>AWS_SECRET_ACCESS_KEY</text:p>
          </table:table-cell>
          <table:table-cell office:value-type="string">
            <text:p>Must be supplied in config yaml</text:p>
          </table:table-cell>
          <table:table-cell/>
          <table:table-cell office:value-type="string">
            <text:p>up_repo_rev, up2s3</text:p>
          </table:table-cell>
          <table:table-cell/>
          <table:table-cell office:value-type="string">
            <text:p>For up2s3 this could also be part of the aws environment.</text:p>
          </table:table-cell>
          <table:table-cell/>
        </table:table-row>
        <table:table-row table:style-name="ro2">
          <table:table-cell office:value-type="string">
            <text:p>BASE_REPO_REV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createlinks, trans, up2s3</text:p>
          </table:table-cell>
          <table:table-cell table:style-name="ce1" office:value-type="string">
            <text:p>REPO_TYPE</text:p>
          </table:table-cell>
          <table:table-cell office:value-type="string">
            <text:p>For URL type sync this is the lowest revision for which a complete set of files was uploaded.</text:p>
          </table:table-cell>
          <table:table-cell office:value-type="string">
            <text:p>Relevant only if REPO_TYPE is URL. Relevant for admin commands only, client info_map already has this information implicitly.</text:p>
          </table:table-cell>
        </table:table-row>
        <table:table-row table:style-name="ro2">
          <table:table-cell office:value-type="string">
            <text:p>REPO_NAME</text:p>
          </table:table-cell>
          <table:table-cell/>
          <table:table-cell office:value-type="string">
            <text:p>V9,V10</text:p>
          </table:table-cell>
          <table:table-cell office:value-type="string">
            <text:p>createlinks, up_repo_rev, up2s3</text:p>
          </table:table-cell>
          <table:table-cell/>
          <table:table-cell office:value-type="string">
            <text:p>Specify the top level directory for URL and SVN repossitories.</text:p>
          </table:table-cell>
          <table:table-cell office:value-type="string">
            <text:p>Although not strictly required for client commands, this variable is defined and is part of other variables</text:p>
          </table:table-cell>
        </table:table-row>
        <table:table-row table:style-name="ro1">
          <table:table-cell office:value-type="string">
            <text:p>__ALLOWED_COMMANDS__</text:p>
          </table:table-cell>
          <table:table-cell table:number-columns-repeated="6"/>
        </table:table-row>
        <table:table-row table:style-name="ro1">
          <table:table-cell office:value-type="string">
            <text:p>__CHECKOUT_FOLDER__</text:p>
          </table:table-cell>
          <table:table-cell table:number-columns-repeated="6"/>
        </table:table-row>
        <table:table-row table:style-name="ro1">
          <table:table-cell office:value-type="string">
            <text:p>__CONFIG_FILE__</text:p>
          </table:table-cell>
          <table:table-cell table:number-columns-repeated="6"/>
        </table:table-row>
        <table:table-row table:style-name="ro1">
          <table:table-cell office:value-type="string">
            <text:p>__CONFIG_FILE_PATH__</text:p>
          </table:table-cell>
          <table:table-cell table:number-columns-repeated="6"/>
        </table:table-row>
        <table:table-row table:style-name="ro1">
          <table:table-cell office:value-type="string">
            <text:p>__CURL_CONFIG_FILE_NAME__</text:p>
          </table:table-cell>
          <table:table-cell table:number-columns-repeated="6"/>
        </table:table-row>
        <table:table-row table:style-name="ro1">
          <table:table-cell office:value-type="string">
            <text:p>__CURR_REPO_REV__</text:p>
          </table:table-cell>
          <table:table-cell table:number-columns-repeated="6"/>
        </table:table-row>
        <table:table-row table:style-name="ro1">
          <table:table-cell office:value-type="string">
            <text:p>__FILTER_IN_VERSION__</text:p>
          </table:table-cell>
          <table:table-cell table:number-columns-repeated="6"/>
        </table:table-row>
        <table:table-row table:style-name="ro1">
          <table:table-cell office:value-type="string">
            <text:p>__FILTER_OUT_PATHS__</text:p>
          </table:table-cell>
          <table:table-cell table:number-columns-repeated="6"/>
        </table:table-row>
        <table:table-row table:style-name="ro1">
          <table:table-cell office:value-type="string">
            <text:p>__FOLDER__</text:p>
          </table:table-cell>
          <table:table-cell table:number-columns-repeated="6"/>
        </table:table-row>
        <table:table-row table:style-name="ro1">
          <table:table-cell office:value-type="string">
            <text:p>__FULL_LIST_OF_INSTALL_TARGETS__</text:p>
          </table:table-cell>
          <table:table-cell table:number-columns-repeated="6"/>
        </table:table-row>
        <table:table-row table:style-name="ro1">
          <table:table-cell office:value-type="string">
            <text:p>__HELP_SUBJECT__</text:p>
          </table:table-cell>
          <table:table-cell table:number-columns-repeated="6"/>
        </table:table-row>
        <table:table-row table:style-name="ro1">
          <table:table-cell office:value-type="string">
            <text:p>__INSTL_DATA_FOLDER__</text:p>
          </table:table-cell>
          <table:table-cell table:number-columns-repeated="6"/>
        </table:table-row>
        <table:table-row table:style-name="ro1">
          <table:table-cell office:value-type="string">
            <text:p>__INSTL_EXE_PATH__</text:p>
          </table:table-cell>
          <table:table-cell table:number-columns-repeated="6"/>
        </table:table-row>
        <table:table-row table:style-name="ro1">
          <table:table-cell office:value-type="string">
            <text:p>__ISSUE_SVN_COMMANDS__</text:p>
          </table:table-cell>
          <table:table-cell table:number-columns-repeated="6"/>
        </table:table-row>
        <table:table-row table:style-name="ro1">
          <table:table-cell office:value-type="string">
            <text:p>__LAST_REPO_REV__</text:p>
          </table:table-cell>
          <table:table-cell table:number-columns-repeated="6"/>
        </table:table-row>
        <table:table-row table:style-name="ro1">
          <table:table-cell office:value-type="string">
            <text:p>__MAIN_COMMAND__</text:p>
          </table:table-cell>
          <table:table-cell table:number-columns-repeated="6"/>
        </table:table-row>
        <table:table-row table:style-name="ro1">
          <table:table-cell office:value-type="string">
            <text:p>__MAIN_INPUT_FILE__</text:p>
          </table:table-cell>
          <table:table-cell table:number-columns-repeated="6"/>
        </table:table-row>
        <table:table-row table:style-name="ro1">
          <table:table-cell office:value-type="string">
            <text:p>__MAIN_OUT_FILE__</text:p>
          </table:table-cell>
          <table:table-cell table:number-columns-repeated="6"/>
        </table:table-row>
        <table:table-row table:style-name="ro1">
          <table:table-cell office:value-type="string">
            <text:p>__MAIN_STATE_FILE__</text:p>
          </table:table-cell>
          <table:table-cell table:number-columns-repeated="6"/>
        </table:table-row>
        <table:table-row table:style-name="ro1">
          <table:table-cell office:value-type="string">
            <text:p>__ORPHAN_INSTALL_TARGETS__</text:p>
          </table:table-cell>
          <table:table-cell table:number-columns-repeated="6"/>
        </table:table-row>
        <table:table-row table:style-name="ro1">
          <table:table-cell office:value-type="string">
            <text:p>__PROPS_FILE__</text:p>
          </table:table-cell>
          <table:table-cell table:number-columns-repeated="6"/>
        </table:table-row>
        <table:table-row table:style-name="ro1">
          <table:table-cell office:value-type="string">
            <text:p>__RESOLVED_SVN_CLIENT_PATH__</text:p>
          </table:table-cell>
          <table:table-cell table:number-columns-repeated="6"/>
        </table:table-row>
        <table:table-row table:style-name="ro1">
          <table:table-cell office:value-type="string">
            <text:p>__RUN_BATCH_FILE__</text:p>
          </table:table-cell>
          <table:table-cell table:number-columns-repeated="6"/>
        </table:table-row>
        <table:table-row table:style-name="ro1">
          <table:table-cell office:value-type="string">
            <text:p>__SEARCH_PATHS__</text:p>
          </table:table-cell>
          <table:table-cell table:number-columns-repeated="6"/>
        </table:table-row>
        <table:table-row table:style-name="ro1">
          <table:table-cell office:value-type="string">
            <text:p>__STAGING_FOLDER__</text:p>
          </table:table-cell>
          <table:table-cell table:number-columns-repeated="6"/>
        </table:table-row>
        <table:table-row table:style-name="ro1">
          <table:table-cell office:value-type="string">
            <text:p>__SVN_FOLDER__</text:p>
          </table:table-cell>
          <table:table-cell table:number-columns-repeated="6"/>
        </table:table-row>
        <table:table-row table:style-name="ro1">
          <table:table-cell office:value-type="string">
            <text:p>BOOKKEEPING_DIR_URL</text:p>
          </table:table-cell>
          <table:table-cell table:number-columns-repeated="6"/>
        </table:table-row>
        <table:table-row table:style-name="ro1">
          <table:table-cell office:value-type="string">
            <text:p>CHECKSUM_CHECK</text:p>
          </table:table-cell>
          <table:table-cell table:number-columns-repeated="6"/>
        </table:table-row>
        <table:table-row table:style-name="ro1">
          <table:table-cell office:value-type="string">
            <text:p>COMPANY_NAME</text:p>
          </table:table-cell>
          <table:table-cell table:number-columns-repeated="6"/>
        </table:table-row>
        <table:table-row table:style-name="ro1">
          <table:table-cell office:value-type="string">
            <text:p>COPY_TOOL</text:p>
          </table:table-cell>
          <table:table-cell table:number-columns-repeated="6"/>
        </table:table-row>
        <table:table-row table:style-name="ro1">
          <table:table-cell office:value-type="string">
            <text:p>CREATE_LINKS_STAMP_FILE_NAME</text:p>
          </table:table-cell>
          <table:table-cell table:number-columns-repeated="6"/>
        </table:table-row>
        <table:table-row table:style-name="ro1">
          <table:table-cell office:value-type="string">
            <text:p>EXEC_PROP_REGEX</text:p>
          </table:table-cell>
          <table:table-cell table:number-columns-repeated="6"/>
        </table:table-row>
        <table:table-row table:style-name="ro1">
          <table:table-cell office:value-type="string">
            <text:p>HAVE_INFO_MAP_PATH</text:p>
          </table:table-cell>
          <table:table-cell table:number-columns-repeated="6"/>
        </table:table-row>
        <table:table-row table:style-name="ro1">
          <table:table-cell office:value-type="string">
            <text:p>INFO_MAP_FILE_URL</text:p>
          </table:table-cell>
          <table:table-cell table:number-columns-repeated="6"/>
        </table:table-row>
        <table:table-row table:style-name="ro1">
          <table:table-cell office:value-type="string">
            <text:p>LOCAL_BOOKKEEPING_PATH</text:p>
          </table:table-cell>
          <table:table-cell table:number-columns-repeated="6"/>
        </table:table-row>
        <table:table-row table:style-name="ro1">
          <table:table-cell office:value-type="string">
            <text:p>LOCAL_COPY_OF_REMOTE_INFO_MAP_PATH</text:p>
          </table:table-cell>
          <table:table-cell table:number-columns-repeated="6"/>
        </table:table-row>
        <table:table-row table:style-name="ro1">
          <table:table-cell office:value-type="string">
            <text:p>LOCAL_SYNC_DIR</text:p>
          </table:table-cell>
          <table:table-cell table:number-columns-repeated="6"/>
        </table:table-row>
        <table:table-row table:style-name="ro1">
          <table:table-cell office:value-type="string">
            <text:p>LOG_FILE</text:p>
          </table:table-cell>
          <table:table-cell table:number-columns-repeated="6"/>
        </table:table-row>
        <table:table-row table:style-name="ro1">
          <table:table-cell office:value-type="string">
            <text:p>LOG_FILE_DEBUG</text:p>
          </table:table-cell>
          <table:table-cell table:number-columns-repeated="6"/>
        </table:table-row>
        <table:table-row table:style-name="ro1">
          <table:table-cell office:value-type="string">
            <text:p>MAIN_INSTALL_TARGETS</text:p>
          </table:table-cell>
          <table:table-cell table:number-columns-repeated="6"/>
        </table:table-row>
        <table:table-row table:style-name="ro1">
          <table:table-cell office:value-type="string">
            <text:p>NEW_HAVE_INFO_MAP_PATH</text:p>
          </table:table-cell>
          <table:table-cell table:number-columns-repeated="6"/>
        </table:table-row>
        <table:table-row table:style-name="ro1">
          <table:table-cell office:value-type="string">
            <text:p>REL_BOOKKIPING_PATH</text:p>
          </table:table-cell>
          <table:table-cell table:number-columns-repeated="6"/>
        </table:table-row>
        <table:table-row table:style-name="ro1">
          <table:table-cell office:value-type="string">
            <text:p>REL_SRC_PATH</text:p>
          </table:table-cell>
          <table:table-cell table:number-columns-repeated="6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office:value-type="string">
            <text:p>REPO_REV</text:p>
          </table:table-cell>
          <table:table-cell table:number-columns-repeated="6"/>
        </table:table-row>
        <table:table-row table:style-name="ro1">
          <table:table-cell office:value-type="string">
            <text:p>REPO_REV_FILE_NAME</text:p>
          </table:table-cell>
          <table:table-cell table:number-columns-repeated="6"/>
        </table:table-row>
        <table:table-row table:style-name="ro1">
          <table:table-cell office:value-type="string">
            <text:p>REPO_REV_FILE_VARAIBLES</text:p>
          </table:table-cell>
          <table:table-cell table:number-columns-repeated="6"/>
        </table:table-row>
        <table:table-row table:style-name="ro1">
          <table:table-cell office:value-type="string">
            <text:p>REPO_REV_LOCAL_BOOKKEEPING_PATH</text:p>
          </table:table-cell>
          <table:table-cell table:number-columns-repeated="6"/>
        </table:table-row>
        <table:table-row table:style-name="ro1">
          <table:table-cell office:value-type="string">
            <text:p>REQUIRED_INFO_MAP_PATH</text:p>
          </table:table-cell>
          <table:table-cell table:number-columns-repeated="6"/>
        </table:table-row>
        <table:table-row table:style-name="ro1">
          <table:table-cell office:value-type="string">
            <text:p>ROOT_LINKS_FOLDER</text:p>
          </table:table-cell>
          <table:table-cell table:number-columns-repeated="6"/>
        </table:table-row>
        <table:table-row table:style-name="ro1">
          <table:table-cell office:value-type="string">
            <text:p>SET_ICON_PATH</text:p>
          </table:table-cell>
          <table:table-cell table:number-columns-repeated="6"/>
        </table:table-row>
        <table:table-row table:style-name="ro1">
          <table:table-cell office:value-type="string">
            <text:p>SVN_CHECKOUT_FOLDER</text:p>
          </table:table-cell>
          <table:table-cell table:number-columns-repeated="6"/>
        </table:table-row>
        <table:table-row table:style-name="ro1">
          <table:table-cell office:value-type="string">
            <text:p>SVN_CLIENT_PATH</text:p>
          </table:table-cell>
          <table:table-cell table:number-columns-repeated="6"/>
        </table:table-row>
        <table:table-row table:style-name="ro1">
          <table:table-cell office:value-type="string">
            <text:p>SVN_REPO_URL</text:p>
          </table:table-cell>
          <table:table-cell table:number-columns-repeated="6"/>
        </table:table-row>
        <table:table-row table:style-name="ro1">
          <table:table-cell office:value-type="string">
            <text:p>SYNC_BASE_URL</text:p>
          </table:table-cell>
          <table:table-cell table:number-columns-repeated="6"/>
        </table:table-row>
        <table:table-row table:style-name="ro1">
          <table:table-cell office:value-type="string">
            <text:p>SYNC_TRAGET_OS_URL</text:p>
          </table:table-cell>
          <table:table-cell table:number-columns-repeated="6"/>
        </table:table-row>
        <table:table-row table:style-name="ro1">
          <table:table-cell office:value-type="string">
            <text:p>TO_SYNC_INFO_MAP_PATH</text:p>
          </table:table-cell>
          <table:table-cell table:number-columns-repeated="6"/>
        </table:table-row>
        <table:table-row table:style-name="ro1">
          <table:table-cell office:value-type="string">
            <text:p>TOP_SAVE_DIR</text:p>
          </table:table-cell>
          <table:table-cell table:number-columns-repeated="6"/>
        </table:table-row>
        <table:table-row table:style-name="ro1">
          <table:table-cell office:value-type="string">
            <text:p>TOTAL_ITEMS_FOR_PROGRESS_REPORT</text:p>
          </table:table-cell>
          <table:table-cell table:number-columns-repeated="6"/>
        </table:table-row>
        <table:table-row table:style-name="ro1" table:number-rows-repeated="104850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onymous Pro" svg:font-family="'Anonymous Pro'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20/01/2014</text:date>, <text:time>14:3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1:17:08</meta:creation-date>
    <dc:date>2014-01-20T14:34:18</dc:date>
    <meta:editing-duration>PT3H17M12S</meta:editing-duration>
    <meta:editing-cycles>54</meta:editing-cycles>
    <meta:generator>OpenOffice/4.0.1$Unix OpenOffice.org_project/401m5$Build-9714</meta:generator>
    <meta:document-statistic meta:table-count="3" meta:cell-count="141" meta:object-count="0"/>
  </office:meta>
</office:document-meta>
</file>